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LineNumber</text:p>
          </table:table-cell>
          <table:table-cell table:style-name="ce1" office:value-type="string" calcext:value-type="string">
            <text:p>Syllable</text:p>
          </table:table-cell>
          <table:table-cell table:style-name="ce1" office:value-type="string" calcext:value-type="string">
            <text:p>Anceps</text:p>
          </table:table-cell>
          <table:table-cell table:style-name="ce1" office:value-type="string" calcext:value-type="string">
            <text:p>Lucus</text:p>
          </table:table-cell>
          <table:table-cell table:style-name="ce2"/>
          <table:table-cell table:style-name="ce5"/>
          <table:table-cell table:style-name="ce1" table:number-columns-repeated="101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r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3" office:value-type="string" calcext:value-type="string">
            <text:p>vix</text:p>
          </table:table-cell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l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o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3"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ic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li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he comes</text:p>
          </table:table-cell>
          <table:table-cell table:number-columns-repeated="101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jun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uble consonant?</text:p>
          </table:table-cell>
          <table:table-cell table:number-columns-repeated="101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uble consonant?</text:p>
          </table:table-cell>
          <table:table-cell table:number-columns-repeated="101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t?</text:p>
          </table:table-cell>
          <table:table-cell table:number-columns-repeated="101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uble consonant?</text:p>
          </table:table-cell>
          <table:table-cell table:number-columns-repeated="101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r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me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qu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ob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ways?</text:p>
          </table:table-cell>
          <table:table-cell table:number-columns-repeated="101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or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ways?</text:p>
          </table:table-cell>
          <table:table-cell table:number-columns-repeated="101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p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ra</text:p>
          </table:table-cell>
          <table:table-cell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tis</text:p>
          </table:table-cell>
          <table:table-cell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vi</text:p>
          </table:table-cell>
          <table:table-cell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o</text:p>
          </table:table-cell>
          <table:table-cell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ci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3"/>
          <table:table-cell office:value-type="string" calcext:value-type="string">
            <text:p>po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tu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it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ra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tem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qu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d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qu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ng in plural?</text:p>
          </table:table-cell>
          <table:table-cell table:number-columns-repeated="101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r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qu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hort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etic freedom? </text:p>
          </table:table-cell>
          <table:table-cell table:number-columns-repeated="101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a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en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h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c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que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gl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c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n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g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r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m s right?</text:p>
          </table:table-cell>
          <table:table-cell table:number-columns-repeated="101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qu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i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a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pl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i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e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r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rac</text:p>
          </table:table-cell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le?</text:p>
          </table:table-cell>
          <table:table-cell table:number-columns-repeated="101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n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p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l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m right?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r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le?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mp</text:p>
          </table:table-cell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le?</text:p>
          </table:table-cell>
          <table:table-cell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h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 wikitionary entry</text:p>
          </table:table-cell>
          <table:table-cell table:number-columns-repeated="101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u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r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yr</text:p>
          </table:table-cell>
          <table:table-cell table:number-columns-repeated="2" office:value-type="string" calcext:value-type="string">
            <text:p>UNK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rh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y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e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r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h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b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r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quod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ative?</text:p>
          </table:table-cell>
          <table:table-cell table:number-columns-repeated="101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r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ative?</text:p>
          </table:table-cell>
          <table:table-cell table:number-columns-repeated="101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nkster says long</text:p>
          </table:table-cell>
          <table:table-cell table:number-columns-repeated="101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b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ep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l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n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ho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d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p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r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l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UNK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m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a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ra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o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r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ob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l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b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v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zep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y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ame? Wind?</text:p>
          </table:table-cell>
          <table:table-cell table:number-columns-repeated="101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e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v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r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qu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re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d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ural accusative?</text:p>
          </table:table-cell>
          <table:table-cell table:number-columns-repeated="101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ve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u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r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h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o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e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l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h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y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o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d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d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o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i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l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l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h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ep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ha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lu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ha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ha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m?</text:p>
          </table:table-cell>
          <table:table-cell table:number-columns-repeated="101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l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ec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dverb?</text:p>
          </table:table-cell>
          <table:table-cell table:number-columns-repeated="101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l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f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ar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h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o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l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g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h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UNK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ng?</text:p>
          </table:table-cell>
          <table:table-cell table:number-columns-repeated="101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rt?</text:p>
          </table:table-cell>
          <table:table-cell table:number-columns-repeated="101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oia syllabification?</text:p>
          </table:table-cell>
          <table:table-cell table:number-columns-repeated="101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li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qu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qu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us</text:p>
          </table:table-cell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scanned most -us as short.</text:p>
          </table:table-cell>
          <table:table-cell table:number-columns-repeated="101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p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e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or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ng</text:p>
          </table:table-cell>
          <table:table-cell table:style-name="ce11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t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a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la</text:p>
          </table:table-cell>
          <table:table-cell table:style-name="ce11"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h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h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eek?</text:p>
          </table:table-cell>
          <table:table-cell table:number-columns-repeated="101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qui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quid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a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g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?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em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a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ia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hu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t abl?</text:p>
          </table:table-cell>
          <table:table-cell table:number-columns-repeated="101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nto?</text:p>
          </table:table-cell>
          <table:table-cell table:number-columns-repeated="101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l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x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f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h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u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</text:p>
          </table:table-cell>
          <table:table-cell table:number-columns-repeated="101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a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r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r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t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l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l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x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x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a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plen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ification?</text:p>
          </table:table-cell>
          <table:table-cell table:number-columns-repeated="101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/>
          <table:table-cell office:value-type="string" calcext:value-type="string">
            <text:p>abl</text:p>
          </table:table-cell>
          <table:table-cell table:number-columns-repeated="101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ong</text:p>
          </table:table-cell>
          <table:table-cell table:style-name="ce11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u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?</text:p>
          </table:table-cell>
          <table:table-cell table:number-columns-repeated="101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l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ho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n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r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phry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h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i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p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r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v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qu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g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l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/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cr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a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x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l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v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la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p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l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v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lu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ar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n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u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qu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r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hi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hi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hi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eek word?</text:p>
          </table:table-cell>
          <table:table-cell table:number-columns-repeated="101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ha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r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/>
          <table:table-cell office:value-type="string" calcext:value-type="string">
            <text:p>abl</text:p>
          </table:table-cell>
          <table:table-cell table:number-columns-repeated="101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v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x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l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e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x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b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/>
          <table:table-cell office:value-type="string" calcext:value-type="string">
            <text:p>?syllabification</text:p>
          </table:table-cell>
          <table:table-cell table:number-columns-repeated="101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ar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ra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r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e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l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qu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pho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r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e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v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i?</text:p>
          </table:table-cell>
          <table:table-cell table:number-columns-repeated="101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qu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re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p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t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r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a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UNK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1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ification?</text:p>
          </table:table-cell>
          <table:table-cell table:number-columns-repeated="101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pho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qu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 table:number-rows-repeated="10461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0:45:18.6477479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1-05T16:05:05.622522924</meta:creation-date>
    <dc:date>2022-01-13T14:00:16.789667789</dc:date>
    <dc:creator>Luuk Nolden</dc:creator>
    <meta:editing-duration>PT9H33M7S</meta:editing-duration>
    <meta:editing-cycles>74</meta:editing-cycles>
    <meta:generator>LibreOffice/7.2.3.2$Linux_X86_64 LibreOffice_project/20$Build-2</meta:generator>
    <meta:document-statistic meta:table-count="1" meta:cell-count="9683" meta:object-count="0"/>
  </office:meta>
</office:document-meta>
</file>